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67da" officeooo:paragraph-rsid="000b67da"/>
    </style:style>
    <style:style style:name="P2" style:family="paragraph" style:parent-style-name="Standard">
      <style:text-properties officeooo:rsid="000b67da" officeooo:paragraph-rsid="000c3ed9"/>
    </style:style>
    <style:style style:name="P3" style:family="paragraph" style:parent-style-name="Standard">
      <style:text-properties officeooo:paragraph-rsid="000c3ed9"/>
    </style:style>
    <style:style style:name="P4" style:family="paragraph" style:parent-style-name="Standard">
      <style:text-properties officeooo:rsid="000c3ed9" officeooo:paragraph-rsid="000c3ed9"/>
    </style:style>
    <style:style style:name="T1" style:family="text">
      <style:text-properties officeooo:rsid="000b67da"/>
    </style:style>
    <style:style style:name="T2" style:family="text">
      <style:text-properties fo:font-variant="normal" fo:text-transform="none" fo:color="#333333" style:font-name="Arial" fo:font-size="9pt" fo:letter-spacing="normal" fo:font-style="normal" fo:font-weight="normal"/>
    </style:style>
    <style:style style:name="T3" style:family="text">
      <style:text-properties fo:font-variant="normal" fo:text-transform="none" fo:color="#333333" style:font-name="Arial" fo:font-size="9pt" fo:letter-spacing="normal" fo:font-style="normal" fo:font-weight="normal" officeooo:rsid="000c3ed9"/>
    </style:style>
    <style:style style:name="T4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5" style:family="text">
      <style:text-properties officeooo:rsid="000c3ed9"/>
    </style:style>
    <style:style style:name="T6" style:family="text">
      <style:text-properties officeooo:rsid="000cde5b"/>
    </style:style>
    <style:style style:name="T7" style:family="text">
      <style:text-properties officeooo:rsid="000d04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дравствуйте!</text:p>
      <text:p text:style-name="P1"/>
      <text:p text:style-name="P3"><text:span text:style-name="T1">С помощью htmlacademy мной изучены основы CSS3, Html5 и JS. Так же знакома с препроцессором Less и с SVG. Работала с макетами</text:span><text:span text:style-name="T4">, сделанными в Adobe Photoshop.</text:span></text:p>
      <text:p text:style-name="P2"/>
      <text:p text:style-name="P4"><text:span text:style-name="T6">Немного о себе: Ответственная,исполнительная. Быстро и самостоятельно обучаюсь</text:span>. Хорошо работаю в коллективе.</text:p>
      <text:p text:style-name="P2"/>
      <text:p text:style-name="P2">Хотелось бы работать в вашей компании, чтобы продолжать развивать свои навыки, учиться и набираться опыта.</text:p>
      <text:p text:style-name="P1"/>
      <text:p text:style-name="P1"><text:line-break/><text:span text:style-name="T2">С уважением,</text:span><text:line-break/><text:span text:style-name="T2">Юлия</text:span><text:line-break/><text:span text:style-name="T2">8-962-892-19-52</text:span><text:line-break/><text:span text:style-name="T2">juliaog93@g</text:span><text:span text:style-name="T3">m</text:span><text:span text:style-name="T2">ail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2:18:48.266799198</meta:creation-date>
    <dc:date>2019-06-24T14:57:10.655673282</dc:date>
    <meta:editing-duration>PT1H36M51S</meta:editing-duration>
    <meta:editing-cycles>1</meta:editing-cycles>
    <meta:document-statistic meta:table-count="0" meta:image-count="0" meta:object-count="0" meta:page-count="1" meta:paragraph-count="5" meta:word-count="59" meta:character-count="437" meta:non-whitespace-character-count="382"/>
    <meta:generator>LibreOffice/6.0.7.3$Linux_X86_64 LibreOffice_project/00m0$Build-3</meta:generator>
  </office:meta>
</office:document-meta>
</file>